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93cm" fo:break-before="auto" style:use-optimal-row-height="true"/>
    </style:style>
    <style:style style:name="ro6" style:family="table-row">
      <style:table-row-properties style:row-height="0.584cm" fo:break-before="auto" style:use-optimal-row-height="false"/>
    </style:style>
    <style:style style:name="ro7" style:family="table-row">
      <style:table-row-properties style:row-height="0.617cm" fo:break-before="auto" style:use-optimal-row-height="true"/>
    </style:style>
    <style:style style:name="ro10" style:family="table-row">
      <style:table-row-properties style:row-height="0.453cm" fo:break-before="auto" style:use-optimal-row-height="false"/>
    </style:style>
    <style:style style:name="ro11" style:family="table-row">
      <style:table-row-properties style:row-height="0.6cm" fo:break-before="auto" style:use-optimal-row-height="true"/>
    </style:style>
    <style:style style:name="ro12" style:family="table-row">
      <style:table-row-properties style:row-height="2.081cm" fo:break-before="auto" style:use-optimal-row-height="true"/>
    </style:style>
    <style:style style:name="ro13" style:family="table-row">
      <style:table-row-properties style:row-height="1.164cm" fo:break-before="auto" style:use-optimal-row-height="true"/>
    </style:style>
    <style:style style:name="ro14" style:family="table-row">
      <style:table-row-properties style:row-height="2.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no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2-02-22_20-40-58_000.jpg</text:p>
          </table:table-cell>
          <table:table-cell table:style-name="ce25" office:value-type="string">
            <text:p><text:s/>:m 食べた物 </text:p>
          </table:table-cell>
          <table:table-cell table:style-name="ce18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2">
            <text:p>2</text:p>
          </table:table-cell>
          <table:table-cell table:style-name="ce8" office:value-type="string">
            <text:p>2022-02-23_04-10-26_000.jpg</text:p>
          </table:table-cell>
          <table:table-cell table:style-name="ce25" office:value-type="string">
            <text:p>:m :PHOTO 寝た時刻 / 2022 / オナニー、了、duration=３時間ぐらい,other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:PHOTO 寝た時刻 / 2022 / オナニー、了、duration=３時間ぐらい,other=~">
            <text:p>:m :PHOTO 寝た時刻 / 2022 / オナニー、了、duration=３時間ぐらい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8" office:value-type="string">
            <text:p>2022-02-23_09-46-46_000.jpg</text:p>
          </table:table-cell>
          <table:table-cell table:style-name="ce25" office:value-type="string">
            <text:p>:m :PHOTO 起きた時刻 / 2022</text:p>
          </table:table-cell>
          <table:table-cell table:style-name="ce26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7">
          <table:table-cell table:style-name="ce6" office:value-type="float" office:value="4">
            <text:p>4</text:p>
          </table:table-cell>
          <table:table-cell table:style-name="ce8" office:value-type="string">
            <text:p>2022-02-23_09-56-28_000.jpg</text:p>
          </table:table-cell>
          <table:table-cell table:style-name="ce34" office:value-type="string">
            <text:p>:tome/ (lang=ja) / topic=頭に浮かんだもの / content=美</text:p>
          </table:table-cell>
          <table:table-cell table:style-name="ce18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tome/ (lang=ja) / topic=頭に浮かんだもの / content=美">
            <text:p>:tome/ (lang=ja) / topic=頭に浮かんだもの / content=美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7">
          <table:table-cell table:style-name="ce6" office:value-type="float" office:value="5">
            <text:p>5</text:p>
          </table:table-cell>
          <table:table-cell table:style-name="ce8" office:value-type="string">
            <text:p>2022-02-23_17-35-40_000.jpg</text:p>
          </table:table-cell>
          <table:table-cell table:style-name="ce34" office:value-type="string">
            <text:p>:m RES 1*2 / free# JVEMV6 68#_188:1 / 68. theoretical-physics(tp) / w=~,topics=極座標；運動方程式；極座標～直交座標、変換,other=calc+,s=~,i=~,doc=r-8-1~3.1#2.1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:m RES 1*2 / free# JVEMV6 68#_188:1 / 68. theoretical-physics(tp) / w=~,topics=極座標；運動方程式；極座標～直交座標、変換,other=calc+,s=~,i=~,doc=r-8-1~3.1#2.1">
            <text:p>:m RES 1*2 / free# JVEMV6 68#_188:1 / 68. theoretical-physics(tp) / w=~,topics=極座標；運動方程式；極座標～直交座標、変換,other=calc+,s=~,i=~,doc=r-8-1~3.1#2.1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7">
          <table:table-cell table:style-name="ce7" office:value-type="float" office:value="6">
            <text:p>6</text:p>
          </table:table-cell>
          <table:table-cell table:style-name="ce8" office:value-type="string">
            <text:p>2022-02-23_17-36-19_000.jpg</text:p>
          </table:table-cell>
          <table:table-cell table:style-name="ce34" office:value-type="string">
            <text:p>:m RES 2*2 / free# JVEMV6 68#_188:1 / 68. theoretical-physics(tp) / w=~,topics=極座標；運動方程式；極座標～直交座標、変換,other=~,s=~,i=~,doc=r-8-1~3.1#5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:m RES 2*2 / free# JVEMV6 68#_188:1 / 68. theoretical-physics(tp) / w=~,topics=極座標；運動方程式；極座標～直交座標、変換,other=~,s=~,i=~,doc=r-8-1~3.1#5">
            <text:p>:m RES 2*2 / free# JVEMV6 68#_188:1 / 68. theoretical-physics(tp) / w=~,topics=極座標；運動方程式；極座標～直交座標、変換,other=~,s=~,i=~,doc=r-8-1~3.1#5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7">
          <table:table-cell table:style-name="ce7" office:value-type="float" office:value="7">
            <text:p>7</text:p>
          </table:table-cell>
          <table:table-cell table:style-name="ce8" office:value-type="string">
            <text:p>2022-02-23_19-08-39_000.jpg</text:p>
          </table:table-cell>
          <table:table-cell table:style-name="ce34" office:value-type="string">
            <text:p>:m :篠笛,shinobue #*# / session-memo / s.1:todays-melody,genr=~,for=transition:kan-to-dai-kan,key=~,tempo=~,R=~,i.f.=~,notes=~,Re+,other=~</text:p>
          </table:table-cell>
          <table:table-cell table:style-name="ce18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:m :篠笛,shinobue #*# / session-memo / s.1:todays-melody,genr=~,for=transition:kan-to-dai-kan,key=~,tempo=~,R=~,i.f.=~,notes=~,Re+,other=~">
            <text:p>:m :篠笛,shinobue #*# / session-memo / s.1:todays-melody,genr=~,for=transition:kan-to-dai-kan,key=~,tempo=~,R=~,i.f.=~,notes=~,Re+,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7">
          <table:table-cell table:style-name="ce7" office:value-type="float" office:value="8">
            <text:p>8</text:p>
          </table:table-cell>
          <table:table-cell table:style-name="ce8" office:value-type="string">
            <text:p>2022-02-23_19-08-59_000.jpg</text:p>
          </table:table-cell>
          <table:table-cell table:style-name="ce34" office:value-type="string">
            <text:p>:m / misc / topic=短歌：上の句を入れたい / content=~,other=橋埋づめるらん四方の紅葉ば</text:p>
          </table:table-cell>
          <table:table-cell table:style-name="ce25"/>
          <table:table-cell table:style-name="ce10" table:formula="of:=[.F9]" office:value-type="float" office:value="0">
            <text:p>0</text:p>
          </table:table-cell>
          <table:table-cell table:style-name="ce10"/>
          <table:table-cell table:style-name="ce48" table:formula="of:=IF([.E9]=&quot;&quot;;[.C9];CONCATENATE([.C9];&quot; / &quot;;[.E9]))" office:value-type="string" office:string-value=":m / misc / topic=短歌：上の句を入れたい / content=~,other=橋埋づめるらん四方の紅葉ば">
            <text:p>:m / misc / topic=短歌：上の句を入れたい / content=~,other=橋埋づめるらん四方の紅葉ば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5"/>
          <table:table-cell table:style-name="ce27"/>
          <table:table-cell table:style-name="ce10" table:formula="of:=[.F10]" office:value-type="float" office:value="0">
            <text:p>0</text:p>
          </table:table-cell>
          <table:table-cell table:style-name="ce10"/>
          <table:table-cell table:style-name="ce48" table:formula="of:=IF([.E10]=&quot;&quot;;[.C10];CONCATENATE([.C10];&quot; / &quot;;[.E10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5"/>
          <table:table-cell table:style-name="ce25"/>
          <table:table-cell table:style-name="ce10" table:formula="of:=[.F11]" office:value-type="float" office:value="0">
            <text:p>0</text:p>
          </table:table-cell>
          <table:table-cell table:style-name="ce10"/>
          <table:table-cell table:style-name="ce48" table:formula="of:=IF([.E11]=&quot;&quot;;[.C11];CONCATENATE([.C11];&quot; / &quot;;[.E11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5"/>
          <table:table-cell table:style-name="ce26"/>
          <table:table-cell table:style-name="ce10" table:formula="of:=[.F12]" office:value-type="float" office:value="0">
            <text:p>0</text:p>
          </table:table-cell>
          <table:table-cell table:style-name="ce10"/>
          <table:table-cell table:style-name="ce48" table:formula="of:=IF([.E12]=&quot;&quot;;[.C12];CONCATENATE([.C12];&quot; / &quot;;[.E12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5"/>
          <table:table-cell table:style-name="ce27"/>
          <table:table-cell table:style-name="ce10" table:formula="of:=[.F13]" office:value-type="float" office:value="0">
            <text:p>0</text:p>
          </table:table-cell>
          <table:table-cell table:style-name="ce10"/>
          <table:table-cell table:style-name="ce48" table:formula="of:=IF([.E13]=&quot;&quot;;[.C13];CONCATENATE([.C13];&quot; / &quot;;[.E13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5"/>
          <table:table-cell table:style-name="ce27"/>
          <table:table-cell table:style-name="ce10" table:formula="of:=[.F14]" office:value-type="float" office:value="0">
            <text:p>0</text:p>
          </table:table-cell>
          <table:table-cell table:style-name="ce10"/>
          <table:table-cell table:style-name="ce48" table:formula="of:=IF([.E14]=&quot;&quot;;[.C14];CONCATENATE([.C14];&quot; / &quot;;[.E14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5"/>
          <table:table-cell table:style-name="ce25"/>
          <table:table-cell table:style-name="ce10" table:formula="of:=[.F15]" office:value-type="float" office:value="0">
            <text:p>0</text:p>
          </table:table-cell>
          <table:table-cell table:style-name="ce10"/>
          <table:table-cell table:style-name="ce48" table:formula="of:=IF([.E15]=&quot;&quot;;[.C15];CONCATENATE([.C15];&quot; / &quot;;[.E15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5"/>
          <table:table-cell table:style-name="ce18"/>
          <table:table-cell table:style-name="ce10" table:formula="of:=[.F16]" office:value-type="float" office:value="0">
            <text:p>0</text:p>
          </table:table-cell>
          <table:table-cell table:style-name="ce10"/>
          <table:table-cell table:style-name="ce48" table:formula="of:=IF([.E16]=&quot;&quot;;[.C16];CONCATENATE([.C16];&quot; / &quot;;[.E16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5"/>
          <table:table-cell table:style-name="ce25"/>
          <table:table-cell table:style-name="ce10" table:formula="of:=[.F17]" office:value-type="float" office:value="0">
            <text:p>0</text:p>
          </table:table-cell>
          <table:table-cell table:style-name="ce10"/>
          <table:table-cell table:style-name="ce48" table:formula="of:=IF([.E17]=&quot;&quot;;[.C17];CONCATENATE([.C17];&quot; / &quot;;[.E17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5"/>
          <table:table-cell table:style-name="ce27"/>
          <table:table-cell table:style-name="ce10" table:formula="of:=[.F18]" office:value-type="float" office:value="0">
            <text:p>0</text:p>
          </table:table-cell>
          <table:table-cell table:style-name="ce10"/>
          <table:table-cell table:style-name="ce48" table:formula="of:=IF([.E18]=&quot;&quot;;[.C18];CONCATENATE([.C18];&quot; / &quot;;[.E1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7"/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5"/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5"/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5"/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5"/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7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5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6">
            <text:p>6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7">
            <text:p>7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8">
            <text:p>8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 office:value-type="float" office:value="12">
            <text:p>12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7">
          <table:table-cell table:style-name="ce9"/>
          <table:table-cell table:style-name="ce10"/>
          <table:table-cell table:style-name="ce23" office:value-type="string">
            <text:p>:m XXX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7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8">
            <text:p>8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8">
            <text:p>8</text:p>
          </table:table-cell>
          <table:table-cell table:number-columns-repeated="1021"/>
        </table:table-row>
        <table:table-row table:style-name="ro11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7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12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3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7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7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7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3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7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4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4">2022/02/24</text:date>, <text:time>10:38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2-24T10:38:33.17</dc:date>
    <dc:creator>iwabuchi ken</dc:creator>
    <meta:editing-duration>P43DT12H13M51S</meta:editing-duration>
    <meta:editing-cycles>14611</meta:editing-cycles>
    <meta:document-statistic meta:table-count="2" meta:cell-count="487" meta:object-count="0"/>
    <meta:user-defined meta:name="qrichtext">1</meta:user-defined>
  </office:meta>
</office:document-meta>
</file>